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officeooo:rsid="000d59f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d59fd" officeooo:paragraph-rsid="000d59f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ddc23" officeooo:paragraph-rsid="000ddc23" style:font-size-asian="10.5pt" style:font-size-complex="12pt"/>
    </style:style>
    <style:style style:name="T1" style:family="text">
      <style:text-properties officeooo:rsid="000ddc23"/>
    </style:style>
    <style:style style:name="T2" style:family="text">
      <style:text-properties officeooo:rsid="000f061a"/>
    </style:style>
    <style:style style:name="T3" style:family="text">
      <style:text-properties officeooo:rsid="00108420"/>
    </style:style>
    <style:style style:name="T4" style:family="text">
      <style:text-properties officeooo:rsid="0011a2d2"/>
    </style:style>
    <style:style style:name="T5" style:family="text">
      <style:text-properties officeooo:rsid="0014e7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urity Risk Assessment Report</text:p>
      <text:p text:style-name="P1"/>
      <text:p text:style-name="P2">General Recommendations</text:p>
      <text:p text:style-name="P2"/>
      <text:p text:style-name="P2">Each employee must have their own username and password which is not shared with anyone else<text:span text:style-name="T3"> to maintain security</text:span>. All passwords must follow the best practices for strong passwords<text:span text:style-name="T3"> to they cannot be easily guessed</text:span>. Multi-factor authentication should be used for all logins<text:span text:style-name="T2"> to prevent unauthorized access</text:span>. </text:p>
      <text:p text:style-name="P2"/>
      <text:p text:style-name="P2">Network Hardening Recommendations</text:p>
      <text:p text:style-name="P2"/>
      <text:p text:style-name="P2">Firewalls should use port filtering. <text:span text:style-name="T1">Network access privilege should be restricted to roles within the organization. Ensure that the network is using the latest encryption standards.</text:span></text:p>
      <text:p text:style-name="P2"/>
      <text:p text:style-name="P2">Explanation of Network Hardening Recommendations</text:p>
      <text:p text:style-name="P2"/>
      <text:p text:style-name="P3">Port filtering in firewalls can filter out most unwanted network traffic by filtering by the ports that are associated with protocols that <text:span text:style-name="T4">a</text:span>re not being used by the organization. <text:span text:style-name="T4">This can prevent an attack from occuring over an unused port. </text:span>Given that employees have been sharing passwords, having a segmented network with different roles in the organization seems like a good idea<text:span text:style-name="T4">.</text:span> <text:span text:style-name="T4">This will</text:span> prevent the entire network being compromised if one username and password is compromised. Networks should use the latest encryption standards to maintain the confidentiality, integrity, and availability of data.<text:span text:style-name="T4"> This way a potential attacker cannot use a packet sniffer to read data on the network</text:span><text:span text:style-name="T5"> to make an attack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9T09:34:19.774000000</dc:date>
    <meta:editing-duration>PT22M28S</meta:editing-duration>
    <meta:editing-cycles>7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7" meta:word-count="200" meta:character-count="1331" meta:non-whitespace-character-count="1137"/>
  </office:meta>
</office:document-meta>
</file>